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83cm"/>
    </style:style>
    <style:style style:name="gr2" style:family="graphic">
      <style:graphic-properties style:protect="size"/>
    </style:style>
    <style:style style:name="pr1" style:family="presentation" style:parent-style-name="oranssi-subtitle">
      <style:graphic-properties draw:fill-color="#ffffff" draw:auto-grow-height="true" fo:min-height="13.859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outline1">
      <style:graphic-properties fo:min-height="13.609cm"/>
    </style:style>
    <style:style style:name="pr5" style:family="presentation" style:parent-style-name="oranssi-title">
      <style:graphic-properties fo:min-height="3.506cm"/>
    </style:style>
    <style:style style:name="pr6" style:family="presentation" style:parent-style-name="oranssi-outline1">
      <style:graphic-properties fo:min-height="13.859cm"/>
    </style:style>
    <style:style style:name="pr7" style:family="presentation" style:parent-style-name="oranssi-notes">
      <style:graphic-properties draw:fill-color="#ffffff" fo:min-height="12.572cm"/>
    </style:style>
    <style:style style:name="P1" style:family="paragraph">
      <style:text-properties fo:font-size="32pt"/>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22pt" style:font-size-asian="22pt" style:font-size-complex="22pt"/>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draw:frame presentation:style-name="pr1" draw:text-style-name="P1" draw:layer="layout" svg:width="25.199cm" svg:height="13.859cm" svg:x="1.269cm" svg:y="2.279cm" presentation:class="subtitle" presentation:user-transformed="true">
          <draw:text-box>
            <text:p><text:line-break/>Software Development on Linux Systems<text:line-break/><text:line-break/>4002-XXX-XX<text:line-break/><text:line-break/>By<text:line-break/><text:line-break/>Cody Van De Mark<text:line-break/></text:p>
          </draw:text-box>
        </draw:frame>
        <draw:frame draw:style-name="gr1" draw:text-style-name="P2" draw:layer="layout" svg:width="26.035cm" svg:height="2.133cm" svg:x="1.071cm" svg:y="18.188cm">
          <draw:text-box>
            <text:p><text:span text:style-name="T1">This work is licensed under the Creative Commons Attribution-ShareAlike 3.0 Unported License. To view a copy of this license, visit </text:span><text:span text:style-name="T1"><text:a xlink:href="http://creativecommons.org/licenses/by-sa/3.0/">http://creativecommons.org/licenses/by-sa/3.0/</text:a></text:span><text:span text:style-name="T1"> or send a letter to Creative Commons, 444 Castro Street, Suite 900, Mountain View, California, 94041, USA.</text:span></text:p>
          </draw:text-box>
        </draw:frame>
        <presentation:notes draw:style-name="dp2">
          <draw:page-thumbnail draw:style-name="gr2"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1">
        <draw:frame presentation:style-name="pr3" draw:layer="layout" svg:width="25.199cm" svg:height="3.506cm" svg:x="1.4cm" svg:y="0.837cm" presentation:class="title" presentation:user-transformed="true">
          <draw:text-box>
            <text:p>Today</text:p>
          </draw:text-box>
        </draw:frame>
        <draw:frame presentation:style-name="pr4" draw:layer="layout" svg:width="25.199cm" svg:height="13.609cm" svg:x="1.4cm" svg:y="4.914cm" presentation:class="outline" presentation:user-transformed="true">
          <draw:text-box>
            <text:list text:style-name="L2">
              <text:list-item>
                <text:p>Software Development Tools</text:p>
                <text:p/>
              </text:list-item>
              <text:list-item>
                <text:p>Frameworks</text:p>
                <text:p/>
              </text:list-item>
              <text:list-item>
                <text:p>Portability</text:p>
                <text:p/>
              </text:list-item>
              <text:list-item>
                <text:p>IDES</text:p>
              </text:list-item>
            </text:list>
          </draw:text-box>
        </draw:frame>
        <presentation:notes draw:style-name="dp2">
          <draw:page-thumbnail draw:style-name="gr2" draw:layer="layout" svg:width="15.273cm" svg:height="10.475cm" svg:x="3.157cm" svg:y="2.123cm" draw:page-number="2" presentation:class="page"/>
          <draw:frame presentation:style-name="pr2" draw:layer="layout" svg:width="17.271cm" svg:height="12.572cm" svg:x="2.158cm" svg:y="13.27cm" presentation:class="notes" presentation:placeholder="true">
            <draw:text-box/>
          </draw:frame>
        </presentation:notes>
      </draw:page>
      <draw:page draw:name="page3" draw:style-name="dp1" draw:master-page-name="oranssi" presentation:presentation-page-layout-name="AL2T1">
        <draw:frame presentation:style-name="pr5" draw:layer="layout" svg:width="25.199cm" svg:height="3.506cm" svg:x="1.4cm" svg:y="0.837cm" presentation:class="title">
          <draw:text-box>
            <text:p>Software Development Tools</text:p>
          </draw:text-box>
        </draw:frame>
        <draw:frame presentation:style-name="pr6" draw:layer="layout" svg:width="25.199cm" svg:height="13.859cm" svg:x="1.4cm" svg:y="4.914cm" presentation:class="outline">
          <draw:text-box>
            <text:list text:style-name="L2">
              <text:list-item>
                <text:p>Software development tools are tools designed to aid in the production, testing and debugging of software</text:p>
                <text:p/>
              </text:list-item>
              <text:list-item>
                <text:p>These tools can be anywhere from very low level (hardware tools) to very high level (GUI designing tools)</text:p>
                <text:p/>
              </text:list-item>
              <text:list-item>
                <text:p>These tools may be APIs, code libraries, debuggers, testing tools, scripting tools, compilers, code generation tools, UI designers, etc</text:p>
              </text:list-item>
            </text:list>
          </draw:text-box>
        </draw:frame>
        <presentation:notes draw:style-name="dp2">
          <draw:page-thumbnail draw:style-name="gr2" draw:layer="layout" svg:width="15.273cm" svg:height="10.475cm" svg:x="3.157cm" svg:y="2.123cm" draw:page-number="3" presentation:class="page"/>
          <draw:frame presentation:style-name="pr7" draw:layer="layout" svg:width="17.271cm" svg:height="12.572cm" svg:x="2.158cm" svg:y="13.27cm" presentation:class="notes" presentation:placeholder="true">
            <draw:text-box/>
          </draw:frame>
        </presentation:notes>
      </draw:page>
      <draw:page draw:name="page4" draw:style-name="dp1" draw:master-page-name="oranssi" presentation:presentation-page-layout-name="AL2T1">
        <draw:frame presentation:style-name="pr5" draw:layer="layout" svg:width="25.199cm" svg:height="3.506cm" svg:x="1.4cm" svg:y="0.837cm" presentation:class="title">
          <draw:text-box>
            <text:p>Software Development Tools</text:p>
          </draw:text-box>
        </draw:frame>
        <draw:frame presentation:style-name="pr6" draw:layer="layout" svg:width="25.199cm" svg:height="13.859cm" svg:x="1.4cm" svg:y="4.914cm" presentation:class="outline">
          <draw:text-box>
            <text:list text:style-name="L2">
              <text:list-item>
                <text:p>The open source community mostly deals with software and has built excellent software development tools for it</text:p>
                <text:p/>
              </text:list-item>
              <text:list-item>
                <text:p>There are thousands of software development tools in the open source world designed for various purposes</text:p>
                <text:p/>
              </text:list-item>
              <text:list-item>
                <text:p>Leveraging other open source technologies, these tools can be combined together and keep growing on each other</text:p>
              </text:list-item>
            </text:list>
          </draw:text-box>
        </draw:frame>
        <presentation:notes draw:style-name="dp2">
          <draw:page-thumbnail draw:style-name="gr2" draw:layer="layout" svg:width="15.273cm" svg:height="10.475cm" svg:x="3.157cm" svg:y="2.123cm" draw:page-number="4" presentation:class="page"/>
          <draw:frame presentation:style-name="pr7" draw:layer="layout" svg:width="17.271cm" svg:height="12.572cm" svg:x="2.158cm" svg:y="13.27cm" presentation:class="notes" presentation:placeholder="true">
            <draw:text-box/>
          </draw:frame>
        </presentation:notes>
      </draw:page>
      <draw:page draw:name="page5" draw:style-name="dp1" draw:master-page-name="oranssi" presentation:presentation-page-layout-name="AL2T1">
        <draw:frame presentation:style-name="pr5" draw:layer="layout" svg:width="25.199cm" svg:height="3.506cm" svg:x="1.4cm" svg:y="0.837cm" presentation:class="title">
          <draw:text-box>
            <text:p>Software Development Tools</text:p>
          </draw:text-box>
        </draw:frame>
        <draw:frame presentation:style-name="pr6" draw:layer="layout" svg:width="25.199cm" svg:height="14.289cm" svg:x="1.4cm" svg:y="4.914cm" presentation:class="outline" presentation:user-transformed="true">
          <draw:text-box>
            <text:list text:style-name="L2">
              <text:list-item>
                <text:p>As Linux is an open source platform, most of the open source software development tools are designed for Linux</text:p>
                <text:p/>
              </text:list-item>
              <text:list-item>
                <text:p>Most software tools can be installed through your distribution's repository and are integrated directly into the system with little or no configuration</text:p>
                <text:p/>
              </text:list-item>
              <text:list-item>
                <text:p>Many of the software development tools are designed to leverage others if they are installed;<text:line-break/><text:line-break/>Many standard tools are included in Linux by default, such as the Python compiler </text:p>
              </text:list-item>
            </text:list>
          </draw:text-box>
        </draw:frame>
        <presentation:notes draw:style-name="dp2">
          <draw:page-thumbnail draw:style-name="gr2" draw:layer="layout" svg:width="15.273cm" svg:height="10.475cm" svg:x="3.157cm" svg:y="2.123cm" draw:page-number="5" presentation:class="page"/>
          <draw:frame presentation:style-name="pr7" draw:layer="layout" svg:width="17.271cm" svg:height="12.572cm" svg:x="2.158cm" svg:y="13.27cm" presentation:class="notes" presentation:placeholder="true">
            <draw:text-box/>
          </draw:frame>
        </presentation:notes>
      </draw:page>
      <draw:page draw:name="page6" draw:style-name="dp1" draw:master-page-name="oranssi" presentation:presentation-page-layout-name="AL2T1">
        <draw:frame presentation:style-name="pr5" draw:layer="layout" svg:width="25.199cm" svg:height="3.506cm" svg:x="1.4cm" svg:y="0.837cm" presentation:class="title">
          <draw:text-box>
            <text:p>Software Development Tools</text:p>
          </draw:text-box>
        </draw:frame>
        <draw:frame presentation:style-name="pr6" draw:layer="layout" svg:width="25.199cm" svg:height="13.859cm" svg:x="1.4cm" svg:y="4.914cm" presentation:class="outline" presentation:user-transformed="true">
          <draw:text-box>
            <text:list text:style-name="L2">
              <text:list-item>
                <text:p>In Lab 4, you will install some standard software development tools including frameworks and IDES</text:p>
                <text:p/>
              </text:list-item>
              <text:list-item>
                <text:p>We will be discussing open source software development tools, such as OpenGL, SDL, Mono and various frameworks</text:p>
              </text:list-item>
            </text:list>
          </draw:text-box>
        </draw:frame>
        <presentation:notes draw:style-name="dp2">
          <draw:page-thumbnail draw:style-name="gr2" draw:layer="layout" svg:width="15.273cm" svg:height="10.475cm" svg:x="3.157cm" svg:y="2.123cm" draw:page-number="6" presentation:class="page"/>
          <draw:frame presentation:style-name="pr7" draw:layer="layout" svg:width="17.271cm" svg:height="12.572cm" svg:x="2.158cm" svg:y="13.27cm" presentation:class="notes" presentation:placeholder="true">
            <draw:text-box/>
          </draw:frame>
        </presentation:notes>
      </draw:page>
      <draw:page draw:name="page7" draw:style-name="dp1" draw:master-page-name="oranssi" presentation:presentation-page-layout-name="AL2T1">
        <draw:frame presentation:style-name="pr5" draw:layer="layout" svg:width="25.199cm" svg:height="3.506cm" svg:x="1.4cm" svg:y="0.837cm" presentation:class="title">
          <draw:text-box>
            <text:p>Compilers</text:p>
          </draw:text-box>
        </draw:frame>
        <draw:frame presentation:style-name="pr6" draw:layer="layout" svg:width="25.199cm" svg:height="13.859cm" svg:x="1.4cm" svg:y="4.914cm" presentation:class="outline">
          <draw:text-box>
            <text:list text:style-name="L2">
              <text:list-item>
                <text:p>Most high level languages require compilers to create binary/bytecode output</text:p>
                <text:p/>
              </text:list-item>
              <text:list-item>
                <text:p>The standard open source ones are</text:p>
                <text:list>
                  <text:list-item>
                    <text:p><text:span text:style-name="T2">C/C++</text:span><text:span text:style-name="T2"><text:tab/></text:span><text:span text:style-name="T2">-</text:span><text:span text:style-name="T2"><text:tab/></text:span><text:span text:style-name="T2">gcc / g++</text:span></text:p>
                  </text:list-item>
                  <text:list-item>
                    <text:p><text:span text:style-name="T2">Java</text:span><text:span text:style-name="T2"><text:tab/></text:span><text:span text:style-name="T2"><text:tab/></text:span><text:span text:style-name="T2">-</text:span><text:span text:style-name="T2"><text:tab/></text:span><text:span text:style-name="T2">openJDK </text:span><text:span text:style-name="T2"><text:tab/></text:span><text:span text:style-name="T2">(Not as optimized as Sun's as Java is not </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 <text:s/>open source)</text:span></text:p>
                  </text:list-item>
                  <text:list-item>
                    <text:p><text:span text:style-name="T2">Python</text:span><text:span text:style-name="T2"><text:tab/></text:span><text:span text:style-name="T2">-</text:span><text:span text:style-name="T2"><text:tab/></text:span><text:span text:style-name="T2">CPython</text:span></text:p>
                  </text:list-item>
                  <text:list-item>
                    <text:p><text:span text:style-name="T2">C# </text:span><text:span text:style-name="T2"><text:tab/></text:span><text:span text:style-name="T2"><text:tab/></text:span><text:span text:style-name="T2">-</text:span><text:span text:style-name="T2"><text:tab/></text:span><text:span text:style-name="T2">Mono</text:span></text:p>
                  </text:list-item>
                  <text:list-item>
                    <text:p><text:span text:style-name="T2">OpenGL</text:span><text:span text:style-name="T2"><text:tab/></text:span><text:span text:style-name="T2">-</text:span><text:span text:style-name="T2"><text:tab/></text:span><text:span text:style-name="T2">Mesa</text:span></text:p>
                  </text:list-item>
                </text:list>
              </text:list-item>
            </text:list>
          </draw:text-box>
        </draw:frame>
        <presentation:notes draw:style-name="dp2">
          <draw:page-thumbnail draw:style-name="gr2" draw:layer="layout" svg:width="15.273cm" svg:height="10.475cm" svg:x="3.157cm" svg:y="2.123cm" draw:page-number="7" presentation:class="page"/>
          <draw:frame presentation:style-name="pr7" draw:layer="layout" svg:width="17.271cm" svg:height="12.572cm" svg:x="2.158cm" svg:y="13.27cm" presentation:class="notes" presentation:placeholder="true">
            <draw:text-box/>
          </draw:frame>
        </presentation:notes>
      </draw:page>
      <draw:page draw:name="page8" draw:style-name="dp1" draw:master-page-name="oranssi" presentation:presentation-page-layout-name="AL2T1">
        <draw:frame presentation:style-name="pr5" draw:layer="layout" svg:width="25.199cm" svg:height="3.506cm" svg:x="1.4cm" svg:y="0.837cm" presentation:class="title" presentation:user-transformed="true">
          <draw:text-box>
            <text:p>Compiling Code</text:p>
          </draw:text-box>
        </draw:frame>
        <draw:frame presentation:style-name="pr6" draw:layer="layout" svg:width="25.199cm" svg:height="15.337cm" svg:x="1.4cm" svg:y="4.914cm" presentation:class="outline" presentation:user-transformed="true">
          <draw:text-box>
            <text:list text:style-name="L2">
              <text:list-item>
                <text:p>On Linux, most code can be execute from the command line or in scripts with <text:s/>./ <text:s/></text:p>
                <text:p/>
              </text:list-item>
              <text:list-item>
                <text:p>Examples of execution<text:line-break/>C<text:tab/><text:tab/><text:tab/>-<text:tab/>./hello.c <text:line-break/>C++<text:tab/><text:tab/>-<text:tab/>./hello.cpp<text:line-break/>Perl<text:tab/><text:tab/>-<text:tab/>./hello.pl<text:line-break/>Python<text:tab/><text:tab/>-<text:tab/>./hello.py<text:line-break/>Bash<text:tab/><text:tab/>-<text:tab/>./hello.sh<text:line-break/>PHP<text:tab/><text:tab/>-<text:tab/>php hello.php<text:line-break/>C#<text:tab/><text:tab/><text:tab/>-<text:tab/>mono hello.exe<text:line-break/>Ruby<text:tab/><text:tab/>-<text:tab/>ruby hello.rb<text:line-break/>Java<text:tab/><text:tab/>-<text:tab/>java hello<text:line-break/> <text:s/></text:p>
              </text:list-item>
            </text:list>
          </draw:text-box>
        </draw:frame>
        <presentation:notes draw:style-name="dp2">
          <draw:page-thumbnail draw:style-name="gr2" draw:layer="layout" svg:width="15.273cm" svg:height="10.475cm" svg:x="3.157cm" svg:y="2.123cm" draw:page-number="8" presentation:class="page"/>
          <draw:frame presentation:style-name="pr7" draw:layer="layout" svg:width="17.271cm" svg:height="12.572cm" svg:x="2.158cm" svg:y="13.27cm" presentation:class="notes" presentation:placeholder="true">
            <draw:text-box/>
          </draw:frame>
        </presentation:notes>
      </draw:page>
      <draw:page draw:name="page9" draw:style-name="dp1" draw:master-page-name="oranssi" presentation:presentation-page-layout-name="AL2T1">
        <draw:frame presentation:style-name="pr5" draw:layer="layout" svg:width="25.199cm" svg:height="3.506cm" svg:x="1.4cm" svg:y="0.837cm" presentation:class="title">
          <draw:text-box>
            <text:p>Compiling Code</text:p>
          </draw:text-box>
        </draw:frame>
        <draw:frame presentation:style-name="pr6" draw:layer="layout" svg:width="25.199cm" svg:height="15.337cm" svg:x="1.4cm" svg:y="4.914cm" presentation:class="outline" presentation:user-transformed="true">
          <draw:text-box>
            <text:list text:style-name="L2">
              <text:list-item>
                <text:p>If you installed compilers from the repositories or they were already installed in your Linux distribution, the classpaths have been set for you</text:p>
                <text:p/>
              </text:list-item>
              <text:list-item>
                <text:p>Examples of Compiling<text:line-break/>C<text:tab/><text:tab/><text:tab/>-<text:tab/>gcc <text:s/>hello.c <text:line-break/>C++<text:tab/><text:tab/>-<text:tab/>g++ <text:s/>hello.cpp<text:line-break/>Perl<text:tab/><text:tab/>-<text:tab/><text:span text:style-name="T3">-</text:span><text:line-break/>Python<text:tab/><text:tab/>-<text:tab/>Automatically compiled<text:line-break/>Bash<text:tab/><text:tab/>-<text:tab/><text:span text:style-name="T4">-</text:span><text:line-break/>PHP<text:tab/><text:tab/>-<text:tab/>-<text:line-break/>C#<text:tab/><text:tab/><text:tab/>-<text:tab/>gmcs <text:s/>hello.cs<text:line-break/>Ruby<text:tab/><text:tab/>-<text:tab/>-<text:line-break/>Java<text:tab/><text:tab/>-<text:tab/>javac hello.java</text:p>
              </text:list-item>
            </text:list>
          </draw:text-box>
        </draw:frame>
        <presentation:notes draw:style-name="dp2">
          <draw:page-thumbnail draw:style-name="gr2" draw:layer="layout" svg:width="15.273cm" svg:height="10.475cm" svg:x="3.157cm" svg:y="2.123cm" draw:page-number="9" presentation:class="page"/>
          <draw:frame presentation:style-name="pr7" draw:layer="layout" svg:width="17.271cm" svg:height="12.572cm" svg:x="2.158cm" svg:y="13.27cm" presentation:class="notes" presentation:placeholder="true">
            <draw:text-box/>
          </draw:frame>
        </presentation:notes>
      </draw:page>
      <draw:page draw:name="page10" draw:style-name="dp1" draw:master-page-name="oranssi" presentation:presentation-page-layout-name="AL2T1">
        <draw:frame presentation:style-name="pr5" draw:layer="layout" svg:width="25.199cm" svg:height="3.506cm" svg:x="1.4cm" svg:y="0.837cm" presentation:class="title">
          <draw:text-box>
            <text:p>Frameworks</text:p>
          </draw:text-box>
        </draw:frame>
        <draw:frame presentation:style-name="pr6" draw:layer="layout" svg:width="25.199cm" svg:height="13.859cm" svg:x="1.4cm" svg:y="4.914cm" presentation:class="outline" presentation:user-transformed="true">
          <draw:text-box>
            <text:list text:style-name="L2">
              <text:list-item>
                <text:p>You are probably familiar with frameworks and may have used some in the past</text:p>
                <text:p/>
              </text:list-item>
              <text:list-item>
                <text:p><text:s/>Frameworks are architectural APIs that allow you to build applications and application architectures within the bounds of the framework</text:p>
                <text:p/>
              </text:list-item>
              <text:list-item>
                <text:p>Some frameworks are very flexible and allow you to design your own architecture and applications while some are fairly rigid and only allow you to do set tasks or make pre-designed GUIs</text:p>
              </text:list-item>
            </text:list>
          </draw:text-box>
        </draw:frame>
        <presentation:notes draw:style-name="dp2">
          <draw:page-thumbnail draw:style-name="gr2" draw:layer="layout" svg:width="15.273cm" svg:height="10.475cm" svg:x="3.157cm" svg:y="2.123cm" draw:page-number="10" presentation:class="page"/>
          <draw:frame presentation:style-name="pr7" draw:layer="layout" svg:width="17.271cm" svg:height="12.572cm" svg:x="2.158cm" svg:y="13.27cm" presentation:class="notes" presentation:placeholder="true">
            <draw:text-box/>
          </draw:frame>
        </presentation:notes>
      </draw:page>
      <draw:page draw:name="page11" draw:style-name="dp1" draw:master-page-name="oranssi" presentation:presentation-page-layout-name="AL2T1">
        <draw:frame presentation:style-name="pr5" draw:layer="layout" svg:width="25.199cm" svg:height="3.506cm" svg:x="1.4cm" svg:y="0.837cm" presentation:class="title">
          <draw:text-box>
            <text:p>Frameworks</text:p>
          </draw:text-box>
        </draw:frame>
        <draw:frame presentation:style-name="pr6" draw:layer="layout" svg:width="25.199cm" svg:height="13.859cm" svg:x="1.4cm" svg:y="4.914cm" presentation:class="outline" presentation:user-transformed="true">
          <draw:text-box>
            <text:list text:style-name="L2">
              <text:list-item>
                <text:p>When we discuss frameworks, we are specifically referring to application frameworks or web application frameworks</text:p>
                <text:p/>
              </text:list-item>
              <text:list-item>
                <text:p>Application frameworks are application structures to allow you to produce installable machine software, such as applications in Android, Gnome, QT or SDL </text:p>
                <text:p/>
              </text:list-item>
              <text:list-item>
                <text:p>Web frameworks are programming structures to allow you to produce server/client side web applications;<text:line-break/><text:line-break/><text:span text:style-name="T2">Common web frameworks are: Django, Codeigniter and Ruby on Rails</text:span></text:p>
              </text:list-item>
            </text:list>
          </draw:text-box>
        </draw:frame>
        <presentation:notes draw:style-name="dp2">
          <draw:page-thumbnail draw:style-name="gr2" draw:layer="layout" svg:width="15.273cm" svg:height="10.475cm" svg:x="3.157cm" svg:y="2.123cm" draw:page-number="11" presentation:class="page"/>
          <draw:frame presentation:style-name="pr7"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1">
        <draw:frame presentation:style-name="pr5" draw:layer="layout" svg:width="25.199cm" svg:height="3.506cm" svg:x="1.4cm" svg:y="0.837cm" presentation:class="title">
          <draw:text-box>
            <text:p>Frameworks</text:p>
          </draw:text-box>
        </draw:frame>
        <draw:frame presentation:style-name="pr6" draw:layer="layout" svg:width="25.199cm" svg:height="15.609cm" svg:x="1.4cm" svg:y="4.914cm" presentation:class="outline" presentation:user-transformed="true">
          <draw:text-box>
            <text:list text:style-name="L2">
              <text:list-item>
                <text:p>Some compiled languages require flags to use frameworks as they may have multiple installation environments/drivers on a machine;<text:line-break/><text:line-break/>Some of these are Java, C and C++ <text:line-break/><text:line-break/>C++ Example: <text:line-break/><text:span text:style-name="T2">[compiler]</text:span><text:span text:style-name="T2"><text:tab/></text:span><text:span text:style-name="T2"><text:tab/></text:span><text:span text:style-name="T2">[-o output_name]</text:span><text:span text:style-name="T2"><text:tab/></text:span><text:span text:style-name="T2">[cpp file]</text:span><text:span text:style-name="T2"><text:tab/></text:span><text:span text:style-name="T2">[libraries with -l]</text:span><text:span text:style-name="T2"><text:line-break/></text:span><text:span text:style-name="T2"><text:line-break/></text:span><text:span text:style-name="T2"><text:tab/></text:span><text:span text:style-name="T2">g++</text:span><text:span text:style-name="T2"><text:tab/></text:span><text:span text:style-name="T2"><text:tab/></text:span><text:span text:style-name="T2"><text:tab/></text:span><text:span text:style-name="T2">-o</text:span><text:span text:style-name="T2"><text:tab/></text:span><text:span text:style-name="T2"><text:tab/></text:span><text:span text:style-name="T2">hello</text:span><text:span text:style-name="T2"><text:tab/></text:span><text:span text:style-name="T2"><text:tab/></text:span><text:span text:style-name="T2">hello.cpp</text:span><text:span text:style-name="T2"><text:tab/></text:span><text:span text:style-name="T2">-lSDL</text:span><text:span text:style-name="T2"><text:tab/></text:span><text:span text:style-name="T2">-lSDL_image</text:span><text:line-break/><text:line-break/></text:p>
              </text:list-item>
              <text:list-item>
                <text:p>Languages like Python, PHP and Perl do not require flags as long as the packages are imported<text:line-break/><text:line-break/></text:p>
              </text:list-item>
            </text:list>
          </draw:text-box>
        </draw:frame>
        <presentation:notes draw:style-name="dp2">
          <draw:page-thumbnail draw:style-name="gr2" draw:layer="layout" svg:width="15.273cm" svg:height="10.475cm" svg:x="3.157cm" svg:y="2.123cm" draw:page-number="12" presentation:class="page"/>
          <draw:frame presentation:style-name="pr7" draw:layer="layout" svg:width="17.271cm" svg:height="12.572cm" svg:x="2.158cm" svg:y="13.27cm" presentation:class="notes" presentation:placeholder="true">
            <draw:text-box/>
          </draw:frame>
        </presentation:notes>
      </draw:page>
      <draw:page draw:name="page13" draw:style-name="dp1" draw:master-page-name="oranssi" presentation:presentation-page-layout-name="AL2T1">
        <draw:frame presentation:style-name="pr5" draw:layer="layout" svg:width="25.199cm" svg:height="3.506cm" svg:x="1.4cm" svg:y="0.837cm" presentation:class="title">
          <draw:text-box>
            <text:p>Portability</text:p>
          </draw:text-box>
        </draw:frame>
        <draw:frame presentation:style-name="pr6" draw:layer="layout" svg:width="25.199cm" svg:height="13.859cm" svg:x="1.4cm" svg:y="4.914cm" presentation:class="outline">
          <draw:text-box>
            <text:list text:style-name="L2">
              <text:list-item>
                <text:p>Portability can sometimes be an issue depending your programming language and the frameworks used</text:p>
                <text:p/>
              </text:list-item>
              <text:list-item>
                <text:p>Some languages and frameworks are much more portable than others<text:line-break/><text:line-break/>For example, Java is much more portable than C out of the box <text:line-break/></text:p>
              </text:list-item>
              <text:list-item>
                <text:p>Pretty much any language can be designed to be portable if done correctly, but not all frameworks are easily portable</text:p>
              </text:list-item>
            </text:list>
          </draw:text-box>
        </draw:frame>
        <presentation:notes draw:style-name="dp2">
          <draw:page-thumbnail draw:style-name="gr2" draw:layer="layout" svg:width="15.273cm" svg:height="10.475cm" svg:x="3.157cm" svg:y="2.123cm" draw:page-number="13" presentation:class="page"/>
          <draw:frame presentation:style-name="pr7"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1">
        <draw:frame presentation:style-name="pr5" draw:layer="layout" svg:width="25.199cm" svg:height="3.506cm" svg:x="1.4cm" svg:y="0.837cm" presentation:class="title">
          <draw:text-box>
            <text:p>Portability</text:p>
          </draw:text-box>
        </draw:frame>
        <draw:frame presentation:style-name="pr6" draw:layer="layout" svg:width="25.199cm" svg:height="13.859cm" svg:x="1.4cm" svg:y="4.914cm" presentation:class="outline" presentation:user-transformed="true">
          <draw:text-box>
            <text:list text:style-name="L2">
              <text:list-item>
                <text:p>Portability from Linux to other operating systems can sometimes be an issue depending on the languages/frameworks used</text:p>
                <text:p/>
              </text:list-item>
              <text:list-item>
                <text:p>The Windows and Mac environments are very different from Linux;<text:line-break/><text:line-break/><text:span text:style-name="T5">Each has their own type of window environment and UI system and are really only consistent in Java</text:span></text:p>
                <text:p/>
              </text:list-item>
              <text:list-item>
                <text:p>Executable environments are also very different between each OS<text:line-break/><text:line-break/><text:span text:style-name="T5">Examples:</text:span><text:span text:style-name="T5"><text:tab/></text:span><text:span text:style-name="T5">Window's C++ execution/parameters are different than gcc</text:span><text:span text:style-name="T5"><text:line-break/></text:span><text:span text:style-name="T5"><text:tab/></text:span><text:span text:style-name="T5"><text:tab/></text:span><text:span text:style-name="T5"> <text:s text:c="3"/></text:span><text:span text:style-name="T5"><text:tab/></text:span><text:span text:style-name="T5">Mac's Unix environment/shell is almost 10 years behind Linux</text:span></text:p>
              </text:list-item>
            </text:list>
          </draw:text-box>
        </draw:frame>
        <presentation:notes draw:style-name="dp2">
          <draw:page-thumbnail draw:style-name="gr2" draw:layer="layout" svg:width="15.273cm" svg:height="10.475cm" svg:x="3.157cm" svg:y="2.123cm" draw:page-number="14" presentation:class="page"/>
          <draw:frame presentation:style-name="pr7"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1">
        <draw:frame presentation:style-name="pr5" draw:layer="layout" svg:width="25.199cm" svg:height="3.506cm" svg:x="1.4cm" svg:y="0.837cm" presentation:class="title">
          <draw:text-box>
            <text:p>Portability</text:p>
          </draw:text-box>
        </draw:frame>
        <draw:frame presentation:style-name="pr6" draw:layer="layout" svg:width="25.199cm" svg:height="16.585cm" svg:x="1.4cm" svg:y="4.914cm" presentation:class="outline" presentation:user-transformed="true">
          <draw:text-box>
            <text:list text:style-name="L2">
              <text:list-item>
                <text:p>It is also important to note that portability from one Linux distribution to another can also be an issue</text:p>
                <text:p/>
              </text:list-item>
              <text:list-item>
                <text:p>Not all Linux distributions run the same environment, though most of the time they are completely cross-compatible with one another;<text:line-break/><text:line-break/><text:span text:style-name="T2">You may find that certain distributions may not install frameworks to the same location, have libraries installed by default or run the same graphical environment</text:span></text:p>
                <text:p/>
              </text:list-item>
              <text:list-item>
                <text:p>In these events, you may need to tweak code and define installation requirements in the installer package, though it is usually much less cumbersome that porting to a different operating system</text:p>
                <text:p/>
              </text:list-item>
            </text:list>
          </draw:text-box>
        </draw:frame>
        <presentation:notes draw:style-name="dp2">
          <draw:page-thumbnail draw:style-name="gr2" draw:layer="layout" svg:width="15.273cm" svg:height="10.475cm" svg:x="3.157cm" svg:y="2.123cm" draw:page-number="15" presentation:class="page"/>
          <draw:frame presentation:style-name="pr7"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1">
        <draw:frame presentation:style-name="pr5" draw:layer="layout" svg:width="25.199cm" svg:height="3.506cm" svg:x="1.4cm" svg:y="0.837cm" presentation:class="title">
          <draw:text-box>
            <text:p>Integrated Development Environments (IDEs)</text:p>
          </draw:text-box>
        </draw:frame>
        <draw:frame presentation:style-name="pr6" draw:layer="layout" svg:width="25.199cm" svg:height="13.859cm" svg:x="1.4cm" svg:y="4.914cm" presentation:class="outline">
          <draw:text-box>
            <text:list text:style-name="L2">
              <text:list-item>
                <text:p>Integrated development environments are programming applications designed to minimize the difficult of development and integrate frameworks and kits<text:line-break/></text:p>
              </text:list-item>
              <text:list-item>
                <text:p>Though compiling with flags from the command line is good, it may be troublesome, especially when many libraries and frameworks are being used simultaneously</text:p>
                <text:p/>
              </text:list-item>
              <text:list-item>
                <text:p>IDEs allow you to include frameworks and libraries into your “development environment” so you can compile and test easily</text:p>
              </text:list-item>
            </text:list>
          </draw:text-box>
        </draw:frame>
        <presentation:notes draw:style-name="dp2">
          <draw:page-thumbnail draw:style-name="gr2" draw:layer="layout" svg:width="15.273cm" svg:height="10.475cm" svg:x="3.157cm" svg:y="2.123cm" draw:page-number="16" presentation:class="page"/>
          <draw:frame presentation:style-name="pr7" draw:layer="layout" svg:width="17.271cm" svg:height="12.572cm" svg:x="2.158cm" svg:y="13.27cm" presentation:class="notes" presentation:placeholder="true">
            <draw:text-box/>
          </draw:frame>
        </presentation:notes>
      </draw:page>
      <draw:page draw:name="page17" draw:style-name="dp1" draw:master-page-name="oranssi" presentation:presentation-page-layout-name="AL2T1">
        <draw:frame presentation:style-name="pr5" draw:layer="layout" svg:width="25.199cm" svg:height="3.506cm" svg:x="1.4cm" svg:y="0.837cm" presentation:class="title">
          <draw:text-box>
            <text:p>IDEs</text:p>
          </draw:text-box>
        </draw:frame>
        <draw:frame presentation:style-name="pr6" draw:layer="layout" svg:width="25.199cm" svg:height="14.289cm" svg:x="1.4cm" svg:y="4.914cm" presentation:class="outline" presentation:user-transformed="true">
          <draw:text-box>
            <text:list text:style-name="L2">
              <text:list-item>
                <text:p>IDEs also have common programming features and allow you to compile with multiple languages</text:p>
                <text:p/>
              </text:list-item>
              <text:list-item>
                <text:p>Most IDEs have automation tools and debuggers built in for various languages;<text:line-break/><text:line-break/>They may also have support for version control and other plug-ins</text:p>
                <text:p/>
              </text:list-item>
              <text:list-item>
                <text:p>You can usually find an IDE for most purposes and with a varying degree of complexity<text:line-break/><text:line-break/>Examples: VIM, Eclipse, NetBeans, Mono, Anjuta, Bluefish</text:p>
              </text:list-item>
            </text:list>
          </draw:text-box>
        </draw:frame>
        <presentation:notes draw:style-name="dp2">
          <draw:page-thumbnail draw:style-name="gr2" draw:layer="layout" svg:width="15.273cm" svg:height="10.475cm" svg:x="3.157cm" svg:y="2.123cm" draw:page-number="17" presentation:class="page"/>
          <draw:frame presentation:style-name="pr7"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background" style:family="presentation">
      <style:graphic-properties draw:stroke="none" draw:fill="gradient"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34.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2">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Ren </meta:initial-creator>
    <meta:creation-date>2012-02-16T00:33:51</meta:creation-date>
    <meta:editing-duration>P1DT14H31M59S</meta:editing-duration>
    <meta:editing-cycles>68</meta:editing-cycles>
    <dc:date>2012-02-29T00:19:18</dc:date>
    <dc:creator>Ren </dc:creator>
    <meta:generator>LibreOffice/3.3$Unix LibreOffice_project/330m19$Build-401</meta:generator>
    <meta:document-statistic meta:object-count="101"/>
  </office:meta>
</office:document-meta>
</file>